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3c1e13" style:font-weight-asian="bold" style:font-weight-complex="bold"/>
    </style:style>
    <style:style style:name="T9" style:family="text">
      <style:text-properties officeooo:rsid="003331a7"/>
    </style:style>
    <style:style style:name="T10" style:family="text">
      <style:text-properties officeooo:rsid="003c1e13"/>
    </style:style>
    <style:style style:name="T11" style:family="text">
      <style:text-properties officeooo:rsid="003dba0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<text:span text:style-name="T11">transferencia</text:span> nro: 1</text:p>
      <text:p text:style-name="P4"/>
      <text:p text:style-name="P7">
        <text:span text:style-name="T1">Fecha</text:span>
        <text:span text:style-name="T3">: 06/02/2015</text:span>
      </text:p>
      <text:p text:style-name="P7"/>
      <text:p text:style-name="P8">
        <text:span text:style-name="T2">Area</text:span>
        <text:span text:style-name="T4">: </text:span>
        <text:span text:style-name="T5">Sistemas</text:span>
      </text:p>
      <text:p text:style-name="P5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5">Tipo de Bien</text:p>
          </table:table-cell>
          <table:table-cell table:style-name="TABLA_5f_TRANSFERENCIA.A1" office:value-type="string">
            <text:p text:style-name="P15">Detalle</text:p>
          </table:table-cell>
          <table:table-cell table:style-name="TABLA_5f_TRANSFERENCIA.A1" office:value-type="string">
            <text:p text:style-name="P17">Descripción adicional</text:p>
          </table:table-cell>
          <table:table-cell table:style-name="TABLA_5f_TRANSFERENCIA.D1" office:value-type="string">
            <text:p text:style-name="P16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1111</text:p>
          </table:table-cell>
          <table:table-cell table:style-name="TABLA_5f_TRANSFERENCIA.B2" office:value-type="string">
            <text:p text:style-name="P13">mouse optico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2222</text:p>
          </table:table-cell>
          <table:table-cell table:style-name="TABLA_5f_TRANSFERENCIA.B2" office:value-type="string">
            <text:p text:style-name="P13">tijera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</table:table>
      <text:p text:style-name="P2"/>
      <text:p text:style-name="P3"/>
      <text:p text:style-name="P3"/>
      <text:p text:style-name="P6"><text:span text:style-name="T8">Deposito destino</text:span><text:span text:style-name="T6">:</text:span> [<text:span text:style-name="T10">DEPOSITO]</text:span><text:tab/><text:tab/><text:span text:style-name="T7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0:48.497504818</dc:date>
    <meta:generator>LibreOffice/4.2.7.2$Linux_x86 LibreOffice_project/420m0$Build-2</meta:generator>
    <meta:editing-duration>PT20H36M9S</meta:editing-duration>
    <meta:editing-cycles>32</meta:editing-cycles>
    <meta:document-statistic meta:table-count="1" meta:image-count="1" meta:object-count="0" meta:page-count="1" meta:paragraph-count="13" meta:word-count="28" meta:character-count="267" meta:non-whitespace-character-count="249"/>
  </office:meta>
</office:document-meta>
</file>